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10C2000008EDF3103698E788948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395cm" fo:min-width="0cm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loext:graphic-properties draw:fill="solid" draw:fill-color="#ffffff"/>
      <style:text-properties style:font-name="Arial" fo:font-size="10pt" style:font-name-asian="Arial" style:font-size-asian="10pt" style:font-size-complex="10pt"/>
    </style:style>
    <style:style style:name="P4" style:family="paragraph">
      <style:paragraph-properties fo:text-align="end"/>
      <style:text-properties fo:font-size="8pt" style:font-size-asian="8pt" style:font-size-complex="8pt"/>
    </style:style>
    <style:style style:name="P5" style:family="paragraph">
      <loext:graphic-properties draw:fill="solid" draw:fill-color="#ffffff"/>
      <style:paragraph-properties fo:text-align="end"/>
      <style:text-properties style:font-name="Arial" fo:font-size="8pt" style:font-name-asian="Arial" style:font-size-asian="8pt" style:font-size-complex="8pt"/>
    </style:style>
    <style:style style:name="T1" style:family="text">
      <style:text-properties style:font-name="Arial" fo:font-size="10pt" style:font-name-asian="Arial" style:font-size-asian="10pt" style:font-size-complex="10pt"/>
    </style:style>
    <style:style style:name="T2" style:family="text">
      <style:text-properties style:font-name="Arial" fo:font-size="8pt" style:font-name-asian="Arial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637cm" svg:height="7.263cm" svg:x="3.667cm" svg:y="11.517cm">
          <draw:image xlink:href="Pictures/10000000000010C2000008EDF3103698E7889488.png" xlink:type="simple" xlink:show="embed" xlink:actuate="onLoad">
            <text:p/>
          </draw:image>
        </draw:frame>
        <draw:frame draw:style-name="gr2" draw:text-style-name="P3" draw:layer="layout" svg:width="1.391cm" svg:height="0.645cm" svg:x="12.436cm" svg:y="12.376cm">
          <draw:text-box>
            <text:p text:style-name="P2"><text:span text:style-name="T1">上級</text:span></text:p>
          </draw:text-box>
        </draw:frame>
        <draw:frame draw:style-name="gr2" draw:text-style-name="P3" draw:layer="layout" svg:width="1.391cm" svg:height="0.645cm" svg:x="12.463cm" svg:y="13.89cm">
          <draw:text-box>
            <text:p text:style-name="P2"><text:span text:style-name="T1">標準</text:span></text:p>
          </draw:text-box>
        </draw:frame>
        <draw:frame draw:style-name="gr2" draw:text-style-name="P3" draw:layer="layout" svg:width="1.772cm" svg:height="0.645cm" svg:x="12.463cm" svg:y="15.414cm">
          <draw:text-box>
            <text:p text:style-name="P2"><text:span text:style-name="T1">初級</text:span></text:p>
          </draw:text-box>
        </draw:frame>
        <draw:frame draw:style-name="gr3" draw:text-style-name="P5" draw:layer="layout" svg:width="5.143cm" svg:height="1.816cm" svg:x="3.975cm" svg:y="13.249cm">
          <draw:text-box>
            <text:p text:style-name="P4"><text:span text:style-name="T2">ASVS </text:span><text:span text:style-name="T2">では、</text:span></text:p>
            <text:p text:style-name="P4"><text:span text:style-name="T2">レベル </text:span><text:span text:style-name="T2">1 </text:span><text:span text:style-name="T2">以上の各レベルの</text:span></text:p>
            <text:p text:style-name="P4"><text:span text:style-name="T2">詳細な検査要件を定義している。</text:span></text:p>
            <text:p text:style-name="P4"><text:span text:style-name="T2">レベル </text:span><text:span text:style-name="T2">0 </text:span><text:span text:style-name="T2">は、各組織でカスタマイズ</text:span></text:p>
            <text:p text:style-name="P4"><text:span text:style-name="T2">することを想定している。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6-02T04:12:22.776625000</dc:date>
    <meta:editing-duration>PT28M9S</meta:editing-duration>
    <meta:editing-cycles>7</meta:editing-cycles>
    <meta:generator>LibreOffice/5.1.3.2$MacOSX_X86_64 LibreOffice_project/644e4637d1d8544fd9f56425bd6cec110e49301b</meta:generator>
    <meta:document-statistic meta:object-count="5"/>
  </office:meta>
</office:document-meta>
</file>